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df9da" officeooo:paragraph-rsid="000df9da"/>
    </style:style>
    <style:style style:name="P2" style:family="paragraph" style:parent-style-name="Standard">
      <style:text-properties officeooo:rsid="000ed96d" officeooo:paragraph-rsid="000ed96d"/>
    </style:style>
    <style:style style:name="T1" style:family="text">
      <style:text-properties officeooo:rsid="000df9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P1">TAAHHÜTNAME</text:p>
      <text:p text:style-name="Standard"/>
      <text:p text:style-name="Standard"/>
      <text:p text:style-name="Standard"/>
      <text:p text:style-name="Standard"/>
      <text:p text:style-name="P2"/>
      <text:p text:style-name="Standard"><text:tab/><text:span text:style-name="T1">11-08-2021 düzenleme, 30-10-2021 ödeme tarihli 14,400.00 TL bedelli, dört aylık kira bedeline mahsuben vermiş olduğum senedimi ödeme tarihinde ödeyemedim. Senet alacaklı tarafından protesto ettirilmemiştir. Senedin aslını alacaklıdan teslim aldım. Borç bakiyesi halen devam etmektedir. Bedeli ödeyeceğim tarihteki aylık artış uygulanmış kira bedeline eş olarak ödemeyi taahhüt ediyorum.</text:span></text:p>
      <text:p text:style-name="Standard"><text:tab/><text:span text:style-name="T1">İşbu belge, 4 aylık kira bedelinin ödenmesi taahhütü niteliğindedir. 30-04-2022 tarihine kadar ödeme yapılmadığı takdirde geçerliliği yoktur. Ödeme güncel rakamla ödendiği takdirde 4 aylık kira süre uzatımı yapılacaktır.</text:span></text:p>
      <text:p text:style-name="Standard"/>
      <text:p text:style-name="Standard"/>
      <text:p text:style-name="Standard"/>
      <text:p text:style-name="Standard"><text:tab/><text:tab/><text:tab/><text:tab/><text:tab/><text:tab/><text:span text:style-name="T1">Taahhüt Ede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2T13:50:19.451420770</meta:creation-date>
    <dc:date>2021-12-02T14:34:19.368134687</dc:date>
    <meta:editing-duration>PT33M39S</meta:editing-duration>
    <meta:editing-cycles>2</meta:editing-cycles>
    <meta:generator>LibreOffice/7.1.7.2$Linux_X86_64 LibreOffice_project/10$Build-2</meta:generator>
    <meta:print-date>2021-12-02T14:02:49.158774049</meta:print-date>
    <meta:document-statistic meta:table-count="0" meta:image-count="0" meta:object-count="0" meta:page-count="1" meta:paragraph-count="4" meta:word-count="78" meta:character-count="637" meta:non-whitespace-character-count="555"/>
  </office:meta>
</office:document-meta>
</file>